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7mm" fo:break-before="auto" style:use-optimal-row-height="false"/>
    </style:style>
    <style:style style:name="ro3" style:family="table-row">
      <style:table-row-properties style:row-height="8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b2b2b2"/>
    </style:style>
    <style:style style:name="ce6" style:family="table-cell" style:parent-style-name="Default">
      <style:table-cell-properties fo:border="0.06pt solid #000000"/>
      <style:text-properties fo:color="#b2b2b2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0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&lt;n_pts=100000, d, 100*100, double, 10, n_threads&gt;( 10 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sius W520 Power</text:p>
          </table:table-cell>
          <table:table-cell office:value-type="string" calcext:value-type="string">
            <text:p>(Intel Xeon CPU E3-1225 V2 @ 3.20GHz, 4 cores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table:style-name="ce1"/>
          <table:table-cell table:style-name="ce4" office:value-type="string" calcext:value-type="string">
            <text:p>quadratic 25</text:p>
          </table:table-cell>
          <table:table-cell table:style-name="ce8" office:value-type="string" calcext:value-type="string">
            <text:p>quadratic 16</text:p>
          </table:table-cell>
          <table:table-cell table:style-name="ce9" office:value-type="string" calcext:value-type="string" table:number-columns-spanned="4" table:number-rows-spanned="1">
            <text:p><text:s text:c="4"/>rstar 16</text:p>
          </table:table-cell>
          <table:covered-table-cell table:number-columns-repeated="2" table:style-name="ce11"/>
          <table:covered-table-cell table:style-name="ce8"/>
          <table:table-cell table:style-name="ce13" office:value-type="string" calcext:value-type="string">
            <text:p>nanoflann</text:p>
          </table:table-cell>
          <table:table-cell table:style-name="ce14" office:value-type="string" calcext:value-type="string">
            <text:p>kdtree</text:p>
          </table:table-cell>
          <table:table-cell table:style-name="ce15" table:number-columns-repeated="1014"/>
        </table:table-row>
        <table:table-row table:style-name="ro1">
          <table:table-cell table:style-name="ce2"/>
          <table:table-cell table:number-columns-repeated="2" table:style-name="ce5" office:value-type="string" calcext:value-type="string">
            <text:p>just in time</text:p>
          </table:table-cell>
          <table:table-cell table:style-name="ce10" office:value-type="string" calcext:value-type="string">
            <text:p>1thread</text:p>
          </table:table-cell>
          <table:table-cell table:style-name="ce5" office:value-type="string" calcext:value-type="string">
            <text:p>2threads</text:p>
          </table:table-cell>
          <table:table-cell table:style-name="ce5" office:value-type="string" calcext:value-type="string">
            <text:p>3threads </text:p>
          </table:table-cell>
          <table:table-cell table:style-name="ce5" office:value-type="string" calcext:value-type="string">
            <text:p>4threads </text:p>
          </table:table-cell>
          <table:table-cell table:number-columns-repeated="2" table:style-name="ce10" office:value-type="string" calcext:value-type="string">
            <text:p>1thread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=2 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220" calcext:value-type="float">
            <text:p>220</text:p>
          </table:table-cell>
          <table:table-cell table:style-name="ce10" office:value-type="float" office:value="306" calcext:value-type="float">
            <text:p>306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294" calcext:value-type="float">
            <text:p>294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295" calcext:value-type="float">
            <text:p>29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=3 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348" calcext:value-type="float">
            <text:p>348</text:p>
          </table:table-cell>
          <table:table-cell table:style-name="ce10" office:value-type="float" office:value="432" calcext:value-type="float">
            <text:p>432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345" calcext:value-type="float">
            <text:p>345</text:p>
          </table:table-cell>
          <table:table-cell table:style-name="ce7" office:value-type="float" office:value="509" calcext:value-type="float">
            <text:p>509</text:p>
          </table:table-cell>
          <table:table-cell table:style-name="ce7" office:value-type="float" office:value="376" calcext:value-type="float">
            <text:p>37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=4 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539" calcext:value-type="float">
            <text:p>539</text:p>
          </table:table-cell>
          <table:table-cell table:style-name="ce10" office:value-type="float" office:value="630" calcext:value-type="float">
            <text:p>630</text:p>
          </table:table-cell>
          <table:table-cell table:style-name="ce5" office:value-type="float" office:value="469" calcext:value-type="float">
            <text:p>469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378" calcext:value-type="float">
            <text:p>378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514" calcext:value-type="float">
            <text:p>51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=6</text:p>
          </table:table-cell>
          <table:table-cell table:style-name="ce5" office:value-type="float" office:value="1860" calcext:value-type="float">
            <text:p>1860</text:p>
          </table:table-cell>
          <table:table-cell table:style-name="ce5" office:value-type="float" office:value="1701" calcext:value-type="float">
            <text:p>1701</text:p>
          </table:table-cell>
          <table:table-cell table:style-name="ce10" office:value-type="float" office:value="1837" calcext:value-type="float">
            <text:p>1837</text:p>
          </table:table-cell>
          <table:table-cell table:style-name="ce5" office:value-type="float" office:value="1092" calcext:value-type="float">
            <text:p>1092</text:p>
          </table:table-cell>
          <table:table-cell table:style-name="ce5" office:value-type="float" office:value="807" calcext:value-type="float">
            <text:p>807</text:p>
          </table:table-cell>
          <table:table-cell table:style-name="ce5" office:value-type="float" office:value="677" calcext:value-type="float">
            <text:p>677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22" calcext:value-type="float">
            <text:p>1422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D= 10</text:p>
            <text:p>N_pts = 10000</text:p>
          </table:table-cell>
          <table:table-cell table:style-name="ce5" table:number-columns-repeated="2"/>
          <table:table-cell table:style-name="ce10" office:value-type="float" office:value="687" calcext:value-type="float">
            <text:p>687</text:p>
          </table:table-cell>
          <table:table-cell table:style-name="ce5" table:number-columns-repeated="3"/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691" calcext:value-type="float">
            <text:p>691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d=15</text:p>
            <text:p>N_pts= 10000</text:p>
          </table:table-cell>
          <table:table-cell table:style-name="ce5" table:number-columns-repeated="2"/>
          <table:table-cell table:style-name="ce10"/>
          <table:table-cell table:style-name="ce5" table:number-columns-repeated="3"/>
          <table:table-cell table:style-name="ce7" office:value-type="float" office:value="1148" calcext:value-type="float">
            <text:p>1148</text:p>
          </table:table-cell>
          <table:table-cell table:style-name="ce7" office:value-type="float" office:value="2060" calcext:value-type="float">
            <text:p>2060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d=20</text:p>
            <text:p>N_pts= 10000</text:p>
          </table:table-cell>
          <table:table-cell table:style-name="ce6" table:number-columns-repeated="2"/>
          <table:table-cell table:style-name="ce7" office:value-type="float" office:value="11154" calcext:value-type="float">
            <text:p>11154</text:p>
          </table:table-cell>
          <table:table-cell table:style-name="ce6" table:number-columns-repeated="3"/>
          <table:table-cell table:style-name="ce7" office:value-type="float" office:value="2356" calcext:value-type="float">
            <text:p>2356</text:p>
          </table:table-cell>
          <table:table-cell table:style-name="ce7" office:value-type="float" office:value="2330" calcext:value-type="float">
            <text:p>2330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D=64</text:p>
            <text:p>N_pts= 1000</text:p>
          </table:table-cell>
          <table:table-cell table:style-name="ce7" table:number-columns-repeated="2"/>
          <table:table-cell table:style-name="ce7" office:value-type="float" office:value="419" calcext:value-type="float">
            <text:p>419</text:p>
          </table:table-cell>
          <table:table-cell table:style-name="ce7" table:number-columns-repeated="3"/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287" calcext:value-type="float">
            <text:p>287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D=128</text:p>
            <text:p>N_pts= 1000</text:p>
          </table:table-cell>
          <table:table-cell table:style-name="ce7" table:number-columns-repeated="2"/>
          <table:table-cell table:style-name="ce7" office:value-type="float" office:value="1091" calcext:value-type="float">
            <text:p>1091</text:p>
          </table:table-cell>
          <table:table-cell table:style-name="ce7" table:number-columns-repeated="3"/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547" calcext:value-type="float">
            <text:p>547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D=512</text:p>
            <text:p>N_pts= 1000</text:p>
          </table:table-cell>
          <table:table-cell table:style-name="ce7" table:number-columns-repeated="2"/>
          <table:table-cell table:style-name="ce7" office:value-type="string" calcext:value-type="string">
            <text:p>ERROR</text:p>
          </table:table-cell>
          <table:table-cell table:style-name="ce7" table:number-columns-repeated="3"/>
          <table:table-cell table:style-name="ce7" office:value-type="float" office:value="5569" calcext:value-type="float">
            <text:p>5569</text:p>
          </table:table-cell>
          <table:table-cell table:style-name="ce7" office:value-type="float" office:value="6428" calcext:value-type="float">
            <text:p>6428</text:p>
          </table:table-cell>
          <table:table-cell table:number-columns-repeated="1014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office:value-type="string" calcext:value-type="string">
            <text:p>rstar 16 &lt; rstar 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tic 8 = quadratic 16</text:p>
          </table:table-cell>
          <table:table-cell table:number-columns-repeated="3"/>
          <table:table-cell table:style-name="ce12"/>
          <table:table-cell table:number-columns-repeated="1018"/>
        </table:table-row>
        <table:table-row table:style-name="ro1">
          <table:table-cell office:value-type="string" calcext:value-type="string">
            <text:p>bgi::rstar&lt;25,7,7,7&gt; = quadratic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gi::rstar&lt;25&gt; = quadratic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gi::rstar&lt;10&gt; = quadratic 10</text:p>
          </table:table-cell>
          <table:table-cell table:number-columns-repeated="1022"/>
        </table:table-row>
      </table:table>
      <table:table table:name="TestMatrix" table:style-name="ta1"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n_point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min_clustersize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FIXED: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_points</text:p>
          </table:table-cell>
          <table:table-cell office:value-type="string" calcext:value-type="string">
            <text:p>min_clustersiz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AND( OR(([.$J$2]=&quot;&quot;);[.$J$2]=[.A2]); OR(([.$K$2]=&quot;&quot;);[.$K$2]=[.B2]); OR(([.$L$2]=&quot;&quot;);[.$L$2]=[.D2])  );[.E2];&quot;&quot;)"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AND( OR(([.$J$2]=&quot;&quot;);[.$J$2]=[.A3]); OR(([.$K$2]=&quot;&quot;);[.$K$2]=[.B3]); OR(([.$L$2]=&quot;&quot;);[.$L$2]=[.D3])  );[.E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AND( OR(([.$J$2]=&quot;&quot;);[.$J$2]=[.A4]); OR(([.$K$2]=&quot;&quot;);[.$K$2]=[.B4]); OR(([.$L$2]=&quot;&quot;);[.$L$2]=[.D4])  );[.E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AND( OR(([.$J$2]=&quot;&quot;);[.$J$2]=[.A5]); OR(([.$K$2]=&quot;&quot;);[.$K$2]=[.B5]); OR(([.$L$2]=&quot;&quot;);[.$L$2]=[.D5])  );[.E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AND( OR(([.$J$2]=&quot;&quot;);[.$J$2]=[.A6]); OR(([.$K$2]=&quot;&quot;);[.$K$2]=[.B6]); OR(([.$L$2]=&quot;&quot;);[.$L$2]=[.D6])  );[.E6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AND( OR(([.$J$2]=&quot;&quot;);[.$J$2]=[.A7]); OR(([.$K$2]=&quot;&quot;);[.$K$2]=[.B7]); OR(([.$L$2]=&quot;&quot;);[.$L$2]=[.D7])  );[.E7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AND( OR(([.$J$2]=&quot;&quot;);[.$J$2]=[.A8]); OR(([.$K$2]=&quot;&quot;);[.$K$2]=[.B8]); OR(([.$L$2]=&quot;&quot;);[.$L$2]=[.D8])  );[.E8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AND( OR(([.$J$2]=&quot;&quot;);[.$J$2]=[.A9]); OR(([.$K$2]=&quot;&quot;);[.$K$2]=[.B9]); OR(([.$L$2]=&quot;&quot;);[.$L$2]=[.D9])  );[.E9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IF(AND( OR(([.$J$2]=&quot;&quot;);[.$J$2]=[.A10]); OR(([.$K$2]=&quot;&quot;);[.$K$2]=[.B10]); OR(([.$L$2]=&quot;&quot;);[.$L$2]=[.D10])  );[.E10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IF(AND( OR(([.$J$2]=&quot;&quot;);[.$J$2]=[.A11]); OR(([.$K$2]=&quot;&quot;);[.$K$2]=[.B11]); OR(([.$L$2]=&quot;&quot;);[.$L$2]=[.D11])  );[.E1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AND( OR(([.$J$2]=&quot;&quot;);[.$J$2]=[.A12]); OR(([.$K$2]=&quot;&quot;);[.$K$2]=[.B12]); OR(([.$L$2]=&quot;&quot;);[.$L$2]=[.D12])  );[.E12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IF(AND( OR(([.$J$2]=&quot;&quot;);[.$J$2]=[.A13]); OR(([.$K$2]=&quot;&quot;);[.$K$2]=[.B13]); OR(([.$L$2]=&quot;&quot;);[.$L$2]=[.D13])  );[.E1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IF(AND( OR(([.$J$2]=&quot;&quot;);[.$J$2]=[.A14]); OR(([.$K$2]=&quot;&quot;);[.$K$2]=[.B14]); OR(([.$L$2]=&quot;&quot;);[.$L$2]=[.D14])  );[.E14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IF(AND( OR(([.$J$2]=&quot;&quot;);[.$J$2]=[.A15]); OR(([.$K$2]=&quot;&quot;);[.$K$2]=[.B15]); OR(([.$L$2]=&quot;&quot;);[.$L$2]=[.D15])  );[.E15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IF(AND( OR(([.$J$2]=&quot;&quot;);[.$J$2]=[.A16]); OR(([.$K$2]=&quot;&quot;);[.$K$2]=[.B16]); OR(([.$L$2]=&quot;&quot;);[.$L$2]=[.D16])  );[.E16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IF(AND( OR(([.$J$2]=&quot;&quot;);[.$J$2]=[.A17]); OR(([.$K$2]=&quot;&quot;);[.$K$2]=[.B17]); OR(([.$L$2]=&quot;&quot;);[.$L$2]=[.D17])  );[.E17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IF(AND( OR(([.$J$2]=&quot;&quot;);[.$J$2]=[.A18]); OR(([.$K$2]=&quot;&quot;);[.$K$2]=[.B18]); OR(([.$L$2]=&quot;&quot;);[.$L$2]=[.D18])  );[.E18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AND( OR(([.$J$2]=&quot;&quot;);[.$J$2]=[.A19]); OR(([.$K$2]=&quot;&quot;);[.$K$2]=[.B19]); OR(([.$L$2]=&quot;&quot;);[.$L$2]=[.D19])  );[.E19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IF(AND( OR(([.$J$2]=&quot;&quot;);[.$J$2]=[.A20]); OR(([.$K$2]=&quot;&quot;);[.$K$2]=[.B20]); OR(([.$L$2]=&quot;&quot;);[.$L$2]=[.D20])  );[.E20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IF(AND( OR(([.$J$2]=&quot;&quot;);[.$J$2]=[.A21]); OR(([.$K$2]=&quot;&quot;);[.$K$2]=[.B21]); OR(([.$L$2]=&quot;&quot;);[.$L$2]=[.D21])  );[.E2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352" calcext:value-type="float">
            <text:p>2352</text:p>
          </table:table-cell>
          <table:table-cell/>
          <table:table-cell table:formula="of:=IF(AND( OR(([.$J$2]=&quot;&quot;);[.$J$2]=[.A22]); OR(([.$K$2]=&quot;&quot;);[.$K$2]=[.B22]); OR(([.$L$2]=&quot;&quot;);[.$L$2]=[.D22])  );[.E22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155" calcext:value-type="float">
            <text:p>4155</text:p>
          </table:table-cell>
          <table:table-cell/>
          <table:table-cell table:formula="of:=IF(AND( OR(([.$J$2]=&quot;&quot;);[.$J$2]=[.A23]); OR(([.$K$2]=&quot;&quot;);[.$K$2]=[.B23]); OR(([.$L$2]=&quot;&quot;);[.$L$2]=[.D23])  );[.E2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25" calcext:value-type="float">
            <text:p>1225</text:p>
          </table:table-cell>
          <table:table-cell/>
          <table:table-cell table:formula="of:=IF(AND( OR(([.$J$2]=&quot;&quot;);[.$J$2]=[.A24]); OR(([.$K$2]=&quot;&quot;);[.$K$2]=[.B24]); OR(([.$L$2]=&quot;&quot;);[.$L$2]=[.D24])  );[.E24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93" calcext:value-type="float">
            <text:p>1893</text:p>
          </table:table-cell>
          <table:table-cell/>
          <table:table-cell table:formula="of:=IF(AND( OR(([.$J$2]=&quot;&quot;);[.$J$2]=[.A25]); OR(([.$K$2]=&quot;&quot;);[.$K$2]=[.B25]); OR(([.$L$2]=&quot;&quot;);[.$L$2]=[.D25])  );[.E25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3155" calcext:value-type="float">
            <text:p>13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26" calcext:value-type="float">
            <text:p>2726</text:p>
          </table:table-cell>
          <table:table-cell/>
          <table:table-cell table:formula="of:=IF(AND( OR(([.$J$2]=&quot;&quot;);[.$J$2]=[.A26]); OR(([.$K$2]=&quot;&quot;);[.$K$2]=[.B26]); OR(([.$L$2]=&quot;&quot;);[.$L$2]=[.D26])  );[.E26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10" calcext:value-type="float">
            <text:p>4210</text:p>
          </table:table-cell>
          <table:table-cell/>
          <table:table-cell table:formula="of:=IF(AND( OR(([.$J$2]=&quot;&quot;);[.$J$2]=[.A27]); OR(([.$K$2]=&quot;&quot;);[.$K$2]=[.B27]); OR(([.$L$2]=&quot;&quot;);[.$L$2]=[.D27])  );[.E27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2369" calcext:value-type="float">
            <text:p>12369</text:p>
          </table:table-cell>
          <table:table-cell/>
          <table:table-cell table:formula="of:=IF(AND( OR(([.$J$2]=&quot;&quot;);[.$J$2]=[.A28]); OR(([.$K$2]=&quot;&quot;);[.$K$2]=[.B28]); OR(([.$L$2]=&quot;&quot;);[.$L$2]=[.D28])  );[.E28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AND( OR(([.$J$2]=&quot;&quot;);[.$J$2]=[.A29]); OR(([.$K$2]=&quot;&quot;);[.$K$2]=[.B29]); OR(([.$L$2]=&quot;&quot;);[.$L$2]=[.D29])  );[.E29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AND( OR(([.$J$2]=&quot;&quot;);[.$J$2]=[.A30]); OR(([.$K$2]=&quot;&quot;);[.$K$2]=[.B30]); OR(([.$L$2]=&quot;&quot;);[.$L$2]=[.D30])  );[.E30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AND( OR(([.$J$2]=&quot;&quot;);[.$J$2]=[.A31]); OR(([.$K$2]=&quot;&quot;);[.$K$2]=[.B31]); OR(([.$L$2]=&quot;&quot;);[.$L$2]=[.D31])  );[.E31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AND( OR(([.$J$2]=&quot;&quot;);[.$J$2]=[.A32]); OR(([.$K$2]=&quot;&quot;);[.$K$2]=[.B32]); OR(([.$L$2]=&quot;&quot;);[.$L$2]=[.D32])  );[.E32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AND( OR(([.$J$2]=&quot;&quot;);[.$J$2]=[.A33]); OR(([.$K$2]=&quot;&quot;);[.$K$2]=[.B33]); OR(([.$L$2]=&quot;&quot;);[.$L$2]=[.D33])  );[.E33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AND( OR(([.$J$2]=&quot;&quot;);[.$J$2]=[.A34]); OR(([.$K$2]=&quot;&quot;);[.$K$2]=[.B34]); OR(([.$L$2]=&quot;&quot;);[.$L$2]=[.D34])  );[.E34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AND( OR(([.$J$2]=&quot;&quot;);[.$J$2]=[.A35]); OR(([.$K$2]=&quot;&quot;);[.$K$2]=[.B35]); OR(([.$L$2]=&quot;&quot;);[.$L$2]=[.D35])  );[.E35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AND( OR(([.$J$2]=&quot;&quot;);[.$J$2]=[.A36]); OR(([.$K$2]=&quot;&quot;);[.$K$2]=[.B36]); OR(([.$L$2]=&quot;&quot;);[.$L$2]=[.D36])  );[.E36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AND( OR(([.$J$2]=&quot;&quot;);[.$J$2]=[.A37]); OR(([.$K$2]=&quot;&quot;);[.$K$2]=[.B37]); OR(([.$L$2]=&quot;&quot;);[.$L$2]=[.D37])  );[.E37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IF(AND( OR(([.$J$2]=&quot;&quot;);[.$J$2]=[.A38]); OR(([.$K$2]=&quot;&quot;);[.$K$2]=[.B38]); OR(([.$L$2]=&quot;&quot;);[.$L$2]=[.D38])  );[.E38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IF(AND( OR(([.$J$2]=&quot;&quot;);[.$J$2]=[.A39]); OR(([.$K$2]=&quot;&quot;);[.$K$2]=[.B39]); OR(([.$L$2]=&quot;&quot;);[.$L$2]=[.D39])  );[.E39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IF(AND( OR(([.$J$2]=&quot;&quot;);[.$J$2]=[.A40]); OR(([.$K$2]=&quot;&quot;);[.$K$2]=[.B40]); OR(([.$L$2]=&quot;&quot;);[.$L$2]=[.D40])  );[.E40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IF(AND( OR(([.$J$2]=&quot;&quot;);[.$J$2]=[.A41]); OR(([.$K$2]=&quot;&quot;);[.$K$2]=[.B41]); OR(([.$L$2]=&quot;&quot;);[.$L$2]=[.D41])  );[.E41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IF(AND( OR(([.$J$2]=&quot;&quot;);[.$J$2]=[.A42]); OR(([.$K$2]=&quot;&quot;);[.$K$2]=[.B42]); OR(([.$L$2]=&quot;&quot;);[.$L$2]=[.D42])  );[.E42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IF(AND( OR(([.$J$2]=&quot;&quot;);[.$J$2]=[.A43]); OR(([.$K$2]=&quot;&quot;);[.$K$2]=[.B43]); OR(([.$L$2]=&quot;&quot;);[.$L$2]=[.D43])  );[.E43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IF(AND( OR(([.$J$2]=&quot;&quot;);[.$J$2]=[.A44]); OR(([.$K$2]=&quot;&quot;);[.$K$2]=[.B44]); OR(([.$L$2]=&quot;&quot;);[.$L$2]=[.D44])  );[.E44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IF(AND( OR(([.$J$2]=&quot;&quot;);[.$J$2]=[.A45]); OR(([.$K$2]=&quot;&quot;);[.$K$2]=[.B45]); OR(([.$L$2]=&quot;&quot;);[.$L$2]=[.D45])  );[.E45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IF(AND( OR(([.$J$2]=&quot;&quot;);[.$J$2]=[.A46]); OR(([.$K$2]=&quot;&quot;);[.$K$2]=[.B46]); OR(([.$L$2]=&quot;&quot;);[.$L$2]=[.D46])  );[.E46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IF(AND( OR(([.$J$2]=&quot;&quot;);[.$J$2]=[.A47]); OR(([.$K$2]=&quot;&quot;);[.$K$2]=[.B47]); OR(([.$L$2]=&quot;&quot;);[.$L$2]=[.D47])  );[.E47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01" calcext:value-type="float">
            <text:p>701</text:p>
          </table:table-cell>
          <table:table-cell/>
          <table:table-cell table:formula="of:=IF(AND( OR(([.$J$2]=&quot;&quot;);[.$J$2]=[.A48]); OR(([.$K$2]=&quot;&quot;);[.$K$2]=[.B48]); OR(([.$L$2]=&quot;&quot;);[.$L$2]=[.D48])  );[.E48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791" calcext:value-type="float">
            <text:p>1791</text:p>
          </table:table-cell>
          <table:table-cell/>
          <table:table-cell table:formula="of:=IF(AND( OR(([.$J$2]=&quot;&quot;);[.$J$2]=[.A49]); OR(([.$K$2]=&quot;&quot;);[.$K$2]=[.B49]); OR(([.$L$2]=&quot;&quot;);[.$L$2]=[.D49])  );[.E49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838" calcext:value-type="float">
            <text:p>2838</text:p>
          </table:table-cell>
          <table:table-cell/>
          <table:table-cell table:formula="of:=IF(AND( OR(([.$J$2]=&quot;&quot;);[.$J$2]=[.A50]); OR(([.$K$2]=&quot;&quot;);[.$K$2]=[.B50]); OR(([.$L$2]=&quot;&quot;);[.$L$2]=[.D50])  );[.E50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11" calcext:value-type="float">
            <text:p>1511</text:p>
          </table:table-cell>
          <table:table-cell/>
          <table:table-cell table:formula="of:=IF(AND( OR(([.$J$2]=&quot;&quot;);[.$J$2]=[.A51]); OR(([.$K$2]=&quot;&quot;);[.$K$2]=[.B51]); OR(([.$L$2]=&quot;&quot;);[.$L$2]=[.D51])  );[.E51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03" calcext:value-type="float">
            <text:p>2203</text:p>
          </table:table-cell>
          <table:table-cell/>
          <table:table-cell table:formula="of:=IF(AND( OR(([.$J$2]=&quot;&quot;);[.$J$2]=[.A52]); OR(([.$K$2]=&quot;&quot;);[.$K$2]=[.B52]); OR(([.$L$2]=&quot;&quot;);[.$L$2]=[.D52])  );[.E52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519" calcext:value-type="float">
            <text:p>45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352" calcext:value-type="float">
            <text:p>3352</text:p>
          </table:table-cell>
          <table:table-cell/>
          <table:table-cell table:formula="of:=IF(AND( OR(([.$J$2]=&quot;&quot;);[.$J$2]=[.A53]); OR(([.$K$2]=&quot;&quot;);[.$K$2]=[.B53]); OR(([.$L$2]=&quot;&quot;);[.$L$2]=[.D53])  );[.E53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6369" calcext:value-type="float">
            <text:p>163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840" calcext:value-type="float">
            <text:p>4840</text:p>
          </table:table-cell>
          <table:table-cell/>
          <table:table-cell table:formula="of:=IF(AND( OR(([.$J$2]=&quot;&quot;);[.$J$2]=[.A54]); OR(([.$K$2]=&quot;&quot;);[.$K$2]=[.B54]); OR(([.$L$2]=&quot;&quot;);[.$L$2]=[.D54])  );[.E54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3813" calcext:value-type="float">
            <text:p>13813</text:p>
          </table:table-cell>
          <table:table-cell/>
          <table:table-cell table:formula="of:=IF(AND( OR(([.$J$2]=&quot;&quot;);[.$J$2]=[.A55]); OR(([.$K$2]=&quot;&quot;);[.$K$2]=[.B55]); OR(([.$L$2]=&quot;&quot;);[.$L$2]=[.D55])  );[.E55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AND( OR(([.$J$2]=&quot;&quot;);[.$J$2]=[.A56]); OR(([.$K$2]=&quot;&quot;);[.$K$2]=[.B56]); OR(([.$L$2]=&quot;&quot;);[.$L$2]=[.D56])  );[.E56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AND( OR(([.$J$2]=&quot;&quot;);[.$J$2]=[.A57]); OR(([.$K$2]=&quot;&quot;);[.$K$2]=[.B57]); OR(([.$L$2]=&quot;&quot;);[.$L$2]=[.D57])  );[.E57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IF(NOT([.G58]=&quot;&quot;);IF([.$J$2]=&quot;&quot;;[.A58];IF([.$K$2]=&quot;&quot;;[.B58];IF([.$L$2]=&quot;&quot;;[.D58])));&quot;&quot;)" office:value-type="float" office:value="1000" calcext:value-type="float">
            <text:p>1000</text:p>
          </table:table-cell>
          <table:table-cell table:formula="of:=IF(AND( OR(([.$J$2]=&quot;&quot;);[.$J$2]=[.A58]); OR(([.$K$2]=&quot;&quot;);[.$K$2]=[.B58]); OR(([.$L$2]=&quot;&quot;);[.$L$2]=[.D58])  );[.E58];&quot;&quot;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NOT([.G59]=&quot;&quot;);IF([.$J$2]=&quot;&quot;;[.A59];IF([.$K$2]=&quot;&quot;;[.B59];IF([.$L$2]=&quot;&quot;;[.D59])));&quot;&quot;)">
            <text:p/>
          </table:table-cell>
          <table:table-cell table:formula="of:=IF(AND( OR(([.$J$2]=&quot;&quot;);[.$J$2]=[.A59]); OR(([.$K$2]=&quot;&quot;);[.$K$2]=[.B59]); OR(([.$L$2]=&quot;&quot;);[.$L$2]=[.D59])  );[.E59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IF(NOT([.G60]=&quot;&quot;);IF([.$J$2]=&quot;&quot;;[.A60];IF([.$K$2]=&quot;&quot;;[.B60];IF([.$L$2]=&quot;&quot;;[.D60])));&quot;&quot;)">
            <text:p/>
          </table:table-cell>
          <table:table-cell table:formula="of:=IF(AND( OR(([.$J$2]=&quot;&quot;);[.$J$2]=[.A60]); OR(([.$K$2]=&quot;&quot;);[.$K$2]=[.B60]); OR(([.$L$2]=&quot;&quot;);[.$L$2]=[.D60])  );[.E60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formula="of:=IF(NOT([.G61]=&quot;&quot;);IF([.$J$2]=&quot;&quot;;[.A61];IF([.$K$2]=&quot;&quot;;[.B61];IF([.$L$2]=&quot;&quot;;[.D61])));&quot;&quot;)" office:value-type="float" office:value="5000" calcext:value-type="float">
            <text:p>5000</text:p>
          </table:table-cell>
          <table:table-cell table:formula="of:=IF(AND( OR(([.$J$2]=&quot;&quot;);[.$J$2]=[.A61]); OR(([.$K$2]=&quot;&quot;);[.$K$2]=[.B61]); OR(([.$L$2]=&quot;&quot;);[.$L$2]=[.D61])  );[.E61];&quot;&quot;)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IF(NOT([.G62]=&quot;&quot;);IF([.$J$2]=&quot;&quot;;[.A62];IF([.$K$2]=&quot;&quot;;[.B62];IF([.$L$2]=&quot;&quot;;[.D62])));&quot;&quot;)">
            <text:p/>
          </table:table-cell>
          <table:table-cell table:formula="of:=IF(AND( OR(([.$J$2]=&quot;&quot;);[.$J$2]=[.A62]); OR(([.$K$2]=&quot;&quot;);[.$K$2]=[.B62]); OR(([.$L$2]=&quot;&quot;);[.$L$2]=[.D62])  );[.E62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IF(NOT([.G63]=&quot;&quot;);IF([.$J$2]=&quot;&quot;;[.A63];IF([.$K$2]=&quot;&quot;;[.B63];IF([.$L$2]=&quot;&quot;;[.D63])));&quot;&quot;)">
            <text:p/>
          </table:table-cell>
          <table:table-cell table:formula="of:=IF(AND( OR(([.$J$2]=&quot;&quot;);[.$J$2]=[.A63]); OR(([.$K$2]=&quot;&quot;);[.$K$2]=[.B63]); OR(([.$L$2]=&quot;&quot;);[.$L$2]=[.D63])  );[.E63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IF(NOT([.G64]=&quot;&quot;);IF([.$J$2]=&quot;&quot;;[.A64];IF([.$K$2]=&quot;&quot;;[.B64];IF([.$L$2]=&quot;&quot;;[.D64])));&quot;&quot;)" office:value-type="float" office:value="10000" calcext:value-type="float">
            <text:p>10000</text:p>
          </table:table-cell>
          <table:table-cell table:formula="of:=IF(AND( OR(([.$J$2]=&quot;&quot;);[.$J$2]=[.A64]); OR(([.$K$2]=&quot;&quot;);[.$K$2]=[.B64]); OR(([.$L$2]=&quot;&quot;);[.$L$2]=[.D64])  );[.E64];&quot;&quot;)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table:formula="of:=IF(NOT([.G65]=&quot;&quot;);IF([.$J$2]=&quot;&quot;;[.A65];IF([.$K$2]=&quot;&quot;;[.B65];IF([.$L$2]=&quot;&quot;;[.D65])));&quot;&quot;)">
            <text:p/>
          </table:table-cell>
          <table:table-cell table:formula="of:=IF(AND( OR(([.$J$2]=&quot;&quot;);[.$J$2]=[.A65]); OR(([.$K$2]=&quot;&quot;);[.$K$2]=[.B65]); OR(([.$L$2]=&quot;&quot;);[.$L$2]=[.D65])  );[.E65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table:formula="of:=IF(NOT([.G66]=&quot;&quot;);IF([.$J$2]=&quot;&quot;;[.A66];IF([.$K$2]=&quot;&quot;;[.B66];IF([.$L$2]=&quot;&quot;;[.D66])));&quot;&quot;)">
            <text:p/>
          </table:table-cell>
          <table:table-cell table:formula="of:=IF(AND( OR(([.$J$2]=&quot;&quot;);[.$J$2]=[.A66]); OR(([.$K$2]=&quot;&quot;);[.$K$2]=[.B66]); OR(([.$L$2]=&quot;&quot;);[.$L$2]=[.D66])  );[.E66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06" calcext:value-type="float">
            <text:p>206</text:p>
          </table:table-cell>
          <table:table-cell table:formula="of:=IF(NOT([.G67]=&quot;&quot;);IF([.$J$2]=&quot;&quot;;[.A67];IF([.$K$2]=&quot;&quot;;[.B67];IF([.$L$2]=&quot;&quot;;[.D67])));&quot;&quot;)">
            <text:p/>
          </table:table-cell>
          <table:table-cell table:formula="of:=IF(AND( OR(([.$J$2]=&quot;&quot;);[.$J$2]=[.A67]); OR(([.$K$2]=&quot;&quot;);[.$K$2]=[.B67]); OR(([.$L$2]=&quot;&quot;);[.$L$2]=[.D67])  );[.E67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22" calcext:value-type="float">
            <text:p>322</text:p>
          </table:table-cell>
          <table:table-cell table:formula="of:=IF(NOT([.G68]=&quot;&quot;);IF([.$J$2]=&quot;&quot;;[.A68];IF([.$K$2]=&quot;&quot;;[.B68];IF([.$L$2]=&quot;&quot;;[.D68])));&quot;&quot;)" office:value-type="float" office:value="50000" calcext:value-type="float">
            <text:p>50000</text:p>
          </table:table-cell>
          <table:table-cell table:formula="of:=IF(AND( OR(([.$J$2]=&quot;&quot;);[.$J$2]=[.A68]); OR(([.$K$2]=&quot;&quot;);[.$K$2]=[.B68]); OR(([.$L$2]=&quot;&quot;);[.$L$2]=[.D68])  );[.E68];&quot;&quot;)" office:value-type="float" office:value="322" calcext:value-type="float">
            <text:p>3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57" calcext:value-type="float">
            <text:p>457</text:p>
          </table:table-cell>
          <table:table-cell table:formula="of:=IF(NOT([.G69]=&quot;&quot;);IF([.$J$2]=&quot;&quot;;[.A69];IF([.$K$2]=&quot;&quot;;[.B69];IF([.$L$2]=&quot;&quot;;[.D69])));&quot;&quot;)">
            <text:p/>
          </table:table-cell>
          <table:table-cell table:formula="of:=IF(AND( OR(([.$J$2]=&quot;&quot;);[.$J$2]=[.A69]); OR(([.$K$2]=&quot;&quot;);[.$K$2]=[.B69]); OR(([.$L$2]=&quot;&quot;);[.$L$2]=[.D69])  );[.E69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111" calcext:value-type="float">
            <text:p>1111</text:p>
          </table:table-cell>
          <table:table-cell table:formula="of:=IF(NOT([.G70]=&quot;&quot;);IF([.$J$2]=&quot;&quot;;[.A70];IF([.$K$2]=&quot;&quot;;[.B70];IF([.$L$2]=&quot;&quot;;[.D70])));&quot;&quot;)">
            <text:p/>
          </table:table-cell>
          <table:table-cell table:formula="of:=IF(AND( OR(([.$J$2]=&quot;&quot;);[.$J$2]=[.A70]); OR(([.$K$2]=&quot;&quot;);[.$K$2]=[.B70]); OR(([.$L$2]=&quot;&quot;);[.$L$2]=[.D70])  );[.E70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table:formula="of:=IF(NOT([.G71]=&quot;&quot;);IF([.$J$2]=&quot;&quot;;[.A71];IF([.$K$2]=&quot;&quot;;[.B71];IF([.$L$2]=&quot;&quot;;[.D71])));&quot;&quot;)">
            <text:p/>
          </table:table-cell>
          <table:table-cell table:formula="of:=IF(AND( OR(([.$J$2]=&quot;&quot;);[.$J$2]=[.A71]); OR(([.$K$2]=&quot;&quot;);[.$K$2]=[.B71]); OR(([.$L$2]=&quot;&quot;);[.$L$2]=[.D71])  );[.E71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63" calcext:value-type="float">
            <text:p>463</text:p>
          </table:table-cell>
          <table:table-cell table:formula="of:=IF(NOT([.G72]=&quot;&quot;);IF([.$J$2]=&quot;&quot;;[.A72];IF([.$K$2]=&quot;&quot;;[.B72];IF([.$L$2]=&quot;&quot;;[.D72])));&quot;&quot;)">
            <text:p/>
          </table:table-cell>
          <table:table-cell table:formula="of:=IF(AND( OR(([.$J$2]=&quot;&quot;);[.$J$2]=[.A72]); OR(([.$K$2]=&quot;&quot;);[.$K$2]=[.B72]); OR(([.$L$2]=&quot;&quot;);[.$L$2]=[.D72])  );[.E72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95" calcext:value-type="float">
            <text:p>695</text:p>
          </table:table-cell>
          <table:table-cell table:formula="of:=IF(NOT([.G73]=&quot;&quot;);IF([.$J$2]=&quot;&quot;;[.A73];IF([.$K$2]=&quot;&quot;;[.B73];IF([.$L$2]=&quot;&quot;;[.D73])));&quot;&quot;)" office:value-type="float" office:value="100000" calcext:value-type="float">
            <text:p>100000</text:p>
          </table:table-cell>
          <table:table-cell table:formula="of:=IF(AND( OR(([.$J$2]=&quot;&quot;);[.$J$2]=[.A73]); OR(([.$K$2]=&quot;&quot;);[.$K$2]=[.B73]); OR(([.$L$2]=&quot;&quot;);[.$L$2]=[.D73])  );[.E73];&quot;&quot;)" office:value-type="float" office:value="695" calcext:value-type="float">
            <text:p>6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1" calcext:value-type="float">
            <text:p>991</text:p>
          </table:table-cell>
          <table:table-cell table:formula="of:=IF(NOT([.G74]=&quot;&quot;);IF([.$J$2]=&quot;&quot;;[.A74];IF([.$K$2]=&quot;&quot;;[.B74];IF([.$L$2]=&quot;&quot;;[.D74])));&quot;&quot;)">
            <text:p/>
          </table:table-cell>
          <table:table-cell table:formula="of:=IF(AND( OR(([.$J$2]=&quot;&quot;);[.$J$2]=[.A74]); OR(([.$K$2]=&quot;&quot;);[.$K$2]=[.B74]); OR(([.$L$2]=&quot;&quot;);[.$L$2]=[.D74])  );[.E74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54" calcext:value-type="float">
            <text:p>2554</text:p>
          </table:table-cell>
          <table:table-cell table:formula="of:=IF(NOT([.G75]=&quot;&quot;);IF([.$J$2]=&quot;&quot;;[.A75];IF([.$K$2]=&quot;&quot;;[.B75];IF([.$L$2]=&quot;&quot;;[.D75])));&quot;&quot;)">
            <text:p/>
          </table:table-cell>
          <table:table-cell table:formula="of:=IF(AND( OR(([.$J$2]=&quot;&quot;);[.$J$2]=[.A75]); OR(([.$K$2]=&quot;&quot;);[.$K$2]=[.B75]); OR(([.$L$2]=&quot;&quot;);[.$L$2]=[.D75])  );[.E75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931" calcext:value-type="float">
            <text:p>3931</text:p>
          </table:table-cell>
          <table:table-cell table:formula="of:=IF(NOT([.G76]=&quot;&quot;);IF([.$J$2]=&quot;&quot;;[.A76];IF([.$K$2]=&quot;&quot;;[.B76];IF([.$L$2]=&quot;&quot;;[.D76])));&quot;&quot;)">
            <text:p/>
          </table:table-cell>
          <table:table-cell table:formula="of:=IF(AND( OR(([.$J$2]=&quot;&quot;);[.$J$2]=[.A76]); OR(([.$K$2]=&quot;&quot;);[.$K$2]=[.B76]); OR(([.$L$2]=&quot;&quot;);[.$L$2]=[.D76])  );[.E76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654" calcext:value-type="float">
            <text:p>56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70" calcext:value-type="float">
            <text:p>2370</text:p>
          </table:table-cell>
          <table:table-cell table:formula="of:=IF(NOT([.G77]=&quot;&quot;);IF([.$J$2]=&quot;&quot;;[.A77];IF([.$K$2]=&quot;&quot;;[.B77];IF([.$L$2]=&quot;&quot;;[.D77])));&quot;&quot;)">
            <text:p/>
          </table:table-cell>
          <table:table-cell table:formula="of:=IF(AND( OR(([.$J$2]=&quot;&quot;);[.$J$2]=[.A77]); OR(([.$K$2]=&quot;&quot;);[.$K$2]=[.B77]); OR(([.$L$2]=&quot;&quot;);[.$L$2]=[.D77])  );[.E77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07" calcext:value-type="float">
            <text:p>3407</text:p>
          </table:table-cell>
          <table:table-cell table:formula="of:=IF(NOT([.G78]=&quot;&quot;);IF([.$J$2]=&quot;&quot;;[.A78];IF([.$K$2]=&quot;&quot;;[.B78];IF([.$L$2]=&quot;&quot;;[.D78])));&quot;&quot;)">
            <text:p/>
          </table:table-cell>
          <table:table-cell table:formula="of:=IF(AND( OR(([.$J$2]=&quot;&quot;);[.$J$2]=[.A78]); OR(([.$K$2]=&quot;&quot;);[.$K$2]=[.B78]); OR(([.$L$2]=&quot;&quot;);[.$L$2]=[.D78])  );[.E78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518" calcext:value-type="float">
            <text:p>5518</text:p>
          </table:table-cell>
          <table:table-cell table:formula="of:=IF(NOT([.G79]=&quot;&quot;);IF([.$J$2]=&quot;&quot;;[.A79];IF([.$K$2]=&quot;&quot;;[.B79];IF([.$L$2]=&quot;&quot;;[.D79])));&quot;&quot;)" office:value-type="float" office:value="500000" calcext:value-type="float">
            <text:p>500000</text:p>
          </table:table-cell>
          <table:table-cell table:formula="of:=IF(AND( OR(([.$J$2]=&quot;&quot;);[.$J$2]=[.A79]); OR(([.$K$2]=&quot;&quot;);[.$K$2]=[.B79]); OR(([.$L$2]=&quot;&quot;);[.$L$2]=[.D79])  );[.E79];&quot;&quot;)" office:value-type="float" office:value="5518" calcext:value-type="float">
            <text:p>55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096" calcext:value-type="float">
            <text:p>8096</text:p>
          </table:table-cell>
          <table:table-cell table:formula="of:=IF(NOT([.G80]=&quot;&quot;);IF([.$J$2]=&quot;&quot;;[.A80];IF([.$K$2]=&quot;&quot;;[.B80];IF([.$L$2]=&quot;&quot;;[.D80])));&quot;&quot;)">
            <text:p/>
          </table:table-cell>
          <table:table-cell table:formula="of:=IF(AND( OR(([.$J$2]=&quot;&quot;);[.$J$2]=[.A80]); OR(([.$K$2]=&quot;&quot;);[.$K$2]=[.B80]); OR(([.$L$2]=&quot;&quot;);[.$L$2]=[.D80])  );[.E80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772" calcext:value-type="float">
            <text:p>8772</text:p>
          </table:table-cell>
        </table:table-row>
        <table:table-row table:style-name="ro1">
          <table:table-cell table:number-columns-repeated="6"/>
          <table:table-cell table:formula="of:=IF(AND( OR(([.$J$2]=&quot;&quot;);[.$J$2]=[.A81]); OR(([.$K$2]=&quot;&quot;);[.$K$2]=[.B81]) );[.E81];&quot;&quot;)">
            <text:p/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09:24:46.77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5:06:57.870000000</meta:creation-date>
    <dc:date>2017-12-29T16:14:14.780000000</dc:date>
    <meta:editing-duration>PT3H45M27S</meta:editing-duration>
    <meta:editing-cycles>6</meta:editing-cycles>
    <meta:generator>LibreOffice/5.0.6.3$Windows_x86 LibreOffice_project/490fc03b25318460cfc54456516ea2519c11d1aa</meta:generator>
    <meta:document-statistic meta:table-count="2" meta:cell-count="965" meta:object-count="0"/>
  </office:meta>
</office:document-meta>
</file>